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Menl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5f5f5" fo:padding-left="0.238cm" fo:padding-right="0cm" fo:padding-top="0.238cm" fo:padding-bottom="0.238cm" fo:border-left="0.06pt solid #cccccc" fo:border-right="none" fo:border-top="0.06pt solid #cccccc" fo:border-bottom="0.06pt solid #cccccc"/>
      <style:text-properties fo:font-variant="normal" fo:text-transform="none" fo:color="#333333" style:font-name="Monaco" fo:font-size="9.75pt" fo:letter-spacing="normal" fo:font-style="normal" fo:font-weight="normal"/>
    </style:style>
    <style:style style:name="P2" style:family="paragraph" style:parent-style-name="Preformatted_20_Text">
      <loext:graphic-properties draw:fill="solid" draw:fill-color="#f5f5f5" draw:opacity="100%"/>
      <style:paragraph-properties fo:margin-top="0cm" fo:margin-bottom="0cm" loext:contextual-spacing="false" fo:orphans="2" fo:widows="2" fo:background-color="#f5f5f5" fo:padding-left="0.238cm" fo:padding-right="0cm" fo:padding-top="0.238cm" fo:padding-bottom="0.238cm" fo:border-left="0.06pt solid #cccccc" fo:border-right="none" fo:border-top="0.06pt solid #cccccc" fo:border-bottom="0.06pt solid #cccccc"/>
      <style:text-properties fo:font-variant="normal" fo:text-transform="none" fo:color="#333333" style:font-name="Monaco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roject_twitter_data.csv"/>tweet_text,retweet_count,reply_count</text:p>
      <text:p text:style-name="P2">@twitteruser: On now - @Fusion scores first points #FirstFinals @overwatchleague @umich @umsi Michigan Athletics made out of emojis. #GoBlue,3,0</text:p>
      <text:p text:style-name="P2">BUNCH of things about crisis respons… available July 8th… scholarship focuses on improving me… in North America! A s… and frigid temperatures,1,0</text:p>
      <text:p text:style-name="P2">FREE ice cream with these local area deals: chance to pitch yourself to hundreds of employers? Msi student Name Here is spending her summer,1,2</text:p>
      <text:p text:style-name="P2">AWAY from the Internet of Things attacks… right and the left? See… use DIY language to discuss other projects not traditionally viewed as masculine,3,1</text:p>
      <text:p text:style-name="P2">IN City Name!… from @twitteruser has some amazing datasets and tools for collective action. - UMSI a… grateful for… equipping elderly African-American,6,0</text:p>
      <text:p text:style-name="P2">ENTREPRENEURSHIP in #City.… a great social media job opportunity for our UMSI alumni looking to work at City Name Public Schools! #goblue,9,5</text:p>
      <text:p text:style-name="P2">BRINGING #datascience to community researchers with a team of researchers have been helping people in 'lean' economies learn entrepreneurial,19,0</text:p>
      <text:p text:style-name="P2">WHY not pay you?… endure crushing pressures and frigid temperatures but the most difficult part of… faculty and staff across the city,0,0</text:p>
      <text:p text:style-name="P2">A bunch of things about crisis respons… – but the implications are much bigger t… for some but a financial burden for others. @umichdpss and,0,0</text:p>
      <text:p text:style-name="P2">@THEEMMYS nomination for Best Lead Actor in a library role focused on Digital Services and Projects? As a bonus you get to work at t… by @cab938,82,2</text:p>
      <text:p text:style-name="P2">THIS headline has been inescapable this summer. Now the infectious chart-topper from 'Scorpion' gets a vi… Seventh Victim 'Scorpion' gets a,0,0</text:p>
      <text:p text:style-name="P2">OF wine with a shoe? Yes but it ain't pretty. Its First Amendment rights. That it claims will for… and non-binary musicians shaping the sound,0,0</text:p>
      <text:p text:style-name="P2">HAVE detained six people in history to ride to orbit in private space taxis next year if all to faithful them is that they simply can't afford,47,0</text:p>
      <text:p text:style-name="P2">PET Name. She is 1 year old Shiba Inu. When her caregiver is not at home Name likes to have… I tell them about my website and ask if my,2,1</text:p>
      <text:p text:style-name="P2">YOU’RE welcome! He was a mix of many breeds. He is a 2 year old Yellow Lab. When he was a mix of breeds but has the bark of a road!!,0,2</text:p>
      <text:p text:style-name="P2">Name. He is wild and playful. He likes to chase and play with his stuffed elephant! the Dir. Of Human Resources @twitteruser. He is a,0,0</text:p>
      <text:p text:style-name="P2">BORDER Terrier puppy. Name is loving and very protective of the people she loves. Name2 is a 3 year old Maltipoo. Name3 is an 8 year old Corgi.,4,6</text:p>
      <text:p text:style-name="P2">REASON they did not rain but they will reign beautifully couldn't asked for a crime 80 years in the Spring Name's Last Love absolutely love,19,0</text:p>
      <text:p text:style-name="P2">HOME surrounded by snow in my Garden. But City Name people musn't: such a good book: RT @twitteruser The Literature of Conflicted Lands after a,0,0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Menl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6T18:19:20.801598344</meta:creation-date>
    <dc:date>2020-01-26T18:21:46.825109828</dc:date>
    <meta:editing-duration>PT2M36S</meta:editing-duration>
    <meta:editing-cycles>1</meta:editing-cycles>
    <meta:generator>LibreOffice/6.2.8.2$Linux_X86_64 LibreOffice_project/20$Build-2</meta:generator>
    <meta:document-statistic meta:table-count="0" meta:image-count="0" meta:object-count="0" meta:page-count="1" meta:paragraph-count="20" meta:word-count="463" meta:character-count="2774" meta:non-whitespace-character-count="2330"/>
  </office:meta>
</office:document-meta>
</file>